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Main" svg:font-family="MathJax_Main" style:font-pitch="variable"/>
    <style:font-face style:name="MathJax_Main1" svg:font-family="MathJax_Mai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Line_20_with_20_Fine_20_Dots"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7cm" fo:min-width="0cm"/>
      <style:paragraph-properties style:writing-mode="lr-tb"/>
    </style:style>
    <style:style style:name="gr4" style:family="graphic" style:parent-style-name="objectwithoutfill">
      <style:graphic-properties svg:stroke-width="0.025cm" svg:stroke-color="#000000" draw:marker-start-width="0.229cm" draw:marker-end="Arrowheads_20_2" draw:marker-end-width="0.3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5cm" fo:min-width="0cm"/>
      <style:paragraph-properties style:writing-mode="lr-tb"/>
    </style:style>
    <style:style style:name="gr7" style:family="graphic" style:parent-style-name="standard">
      <style:graphic-properties draw:stroke="solid" svg:stroke-width="0.025cm" svg:stroke-color="#000000" draw:marker-start-width="0.229cm" draw:marker-end-width="0.229cm" draw:fill="hatch" draw:fill-color="#ffffff" draw:fill-hatch-name="Red_20_90_20_Degrees_20_Crossed_20_1" draw:fill-hatch-solid="false" draw:textarea-vertical-align="middle" draw:auto-grow-height="true" draw:auto-grow-width="false" fo:max-height="0cm" fo:min-height="1.511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619cm" fo:min-width="0.408cm" fo:padding-top="0.137cm" fo:padding-bottom="0.137cm" fo:padding-left="0.262cm" fo:padding-right="0.262cm" fo:wrap-option="wrap"/>
    </style:style>
    <style:style style:name="gr9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618cm" fo:min-width="0.408cm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5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1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2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95cm" fo:min-width="0cm"/>
      <style:paragraph-properties style:writing-mode="lr-tb"/>
    </style:style>
    <style:style style:name="gr14" style:family="graphic" style:parent-style-name="objectwithoutfill">
      <style:graphic-properties svg:stroke-width="0.025cm" svg:stroke-color="#000000" draw:marker-start-width="0.229cm" draw:marker-end="Arrowheads_20_1" draw:marker-end-width="0.33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27cm" fo:min-width="0cm"/>
      <style:paragraph-properties style:writing-mode="lr-tb"/>
    </style:style>
    <style:style style:name="gr1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619cm" fo:min-width="0.407cm" fo:padding-top="0.137cm" fo:padding-bottom="0.137cm" fo:padding-left="0.262cm" fo:padding-right="0.262cm" fo:wrap-option="wrap"/>
    </style:style>
    <style:style style:name="gr17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618cm" fo:min-width="0.407cm" fo:padding-top="0.137cm" fo:padding-bottom="0.137cm" fo:padding-left="0.262cm" fo:padding-right="0.262cm" fo:wrap-option="wrap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624cm"/>
      <style:paragraph-properties style:writing-mode="lr-tb"/>
    </style:style>
    <style:style style:name="gr21" style:family="graphic" style:parent-style-name="objectwithoutfill">
      <style:graphic-properties svg:stroke-width="0.025cm" svg:stroke-color="#000000" draw:marker-start-width="0.229cm" draw:marker-end="Arrowheads_20_5" draw:marker-end-width="0.356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000000" draw:marker-start-width="0.229cm" draw:marker-end="" draw:marker-end-width="0.33cm" draw:fill="none" draw:textarea-vertical-align="middle" fo:padding-top="0.137cm" fo:padding-bottom="0.137cm" fo:padding-left="0.262cm" fo:padding-right="0.262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="hatch" draw:fill-color="#ffffff" draw:fill-hatch-name="Red_20_90_20_Degrees_20_Crossed_20_1" draw:fill-hatch-solid="false"/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-8% 58%" fo:font-size="15pt" style:font-size-asian="15pt" style:font-size-complex="15pt"/>
    </style:style>
    <style:style style:name="T5" style:family="text">
      <style:text-properties style:font-name="MathJax_Main1" fo:font-size="16pt" style:font-name-asian="MathJax_Main1" style:font-size-asian="16pt" style:font-name-complex="MathJax_Main1" style:font-size-complex="16pt"/>
    </style:style>
    <style:style style:name="T6" style:family="text">
      <style:text-properties style:font-name="MathJax_Main1" style:font-name-asian="MathJax_Main1" style:font-name-complex="MathJax_Mai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4.758cm" svg:y1="9.259cm" svg:x2="6.855cm" svg:y2="9.259cm">
            <text:p/>
          </draw:line>
          <draw:line draw:style-name="gr2" draw:text-style-name="P1" draw:layer="layout" svg:x1="4.758cm" svg:y1="9.259cm" svg:x2="4.758cm" svg:y2="11.938cm">
            <text:p/>
          </draw:line>
          <draw:frame draw:style-name="gr3" draw:text-style-name="P3" draw:layer="layout" svg:width="1.594cm" svg:height="0.763cm" svg:x="5.052cm" svg:y="9.479cm">
            <draw:text-box>
              <text:p text:style-name="P2"><text:span text:style-name="T1">mem</text:span></text:p>
            </draw:text-box>
          </draw:frame>
          <draw:line draw:style-name="gr2" draw:text-style-name="P1" draw:layer="layout" svg:x1="6.855cm" svg:y1="9.259cm" svg:x2="6.855cm" svg:y2="11.938cm">
            <text:p/>
          </draw:line>
        </draw:g>
        <draw:line draw:style-name="gr4" draw:text-style-name="P1" draw:layer="layout" svg:x1="5.224cm" svg:y1="8.048cm" svg:x2="5.224cm" svg:y2="9.259cm">
          <text:p/>
        </draw:line>
        <draw:line draw:style-name="gr4" draw:text-style-name="P1" draw:layer="layout" svg:x1="6.389cm" svg:y1="9.259cm" svg:x2="6.389cm" svg:y2="8.048cm">
          <text:p/>
        </draw:line>
        <draw:frame draw:style-name="gr5" draw:text-style-name="P4" draw:layer="layout" svg:width="1.194cm" svg:height="0.762cm" svg:x="4.064cm" svg:y="8.128cm">
          <draw:text-box>
            <text:p text:style-name="P2"><text:span text:style-name="T2">read</text:span></text:p>
          </draw:text-box>
        </draw:frame>
        <draw:frame draw:style-name="gr6" draw:text-style-name="P4" draw:layer="layout" svg:width="1.195cm" svg:height="0.569cm" svg:x="6.126cm" svg:y="8.333cm">
          <draw:text-box>
            <text:p text:style-name="P2"><text:span text:style-name="T2">ans</text:span></text:p>
          </draw:text-box>
        </draw:frame>
        <draw:g>
          <draw:line draw:style-name="gr1" draw:text-style-name="P1" draw:layer="layout" svg:x1="11.048cm" svg:y1="9.259cm" svg:x2="13.145cm" svg:y2="9.259cm">
            <text:p/>
          </draw:line>
          <draw:line draw:style-name="gr2" draw:text-style-name="P1" draw:layer="layout" svg:x1="11.048cm" svg:y1="9.259cm" svg:x2="11.048cm" svg:y2="11.938cm">
            <text:p/>
          </draw:line>
          <draw:frame draw:style-name="gr3" draw:text-style-name="P3" draw:layer="layout" svg:width="1.595cm" svg:height="0.763cm" svg:x="11.342cm" svg:y="9.479cm">
            <draw:text-box>
              <text:p text:style-name="P2"><text:span text:style-name="T1">mem</text:span></text:p>
            </draw:text-box>
          </draw:frame>
          <draw:line draw:style-name="gr2" draw:text-style-name="P1" draw:layer="layout" svg:x1="13.145cm" svg:y1="9.259cm" svg:x2="13.145cm" svg:y2="11.938cm">
            <text:p/>
          </draw:line>
        </draw:g>
        <draw:line draw:style-name="gr4" draw:text-style-name="P1" draw:layer="layout" svg:x1="11.514cm" svg:y1="8.048cm" svg:x2="11.514cm" svg:y2="9.259cm">
          <text:p/>
        </draw:line>
        <draw:line draw:style-name="gr4" draw:text-style-name="P1" draw:layer="layout" svg:x1="12.679cm" svg:y1="9.259cm" svg:x2="12.679cm" svg:y2="8.048cm">
          <text:p/>
        </draw:line>
        <draw:frame draw:style-name="gr6" draw:text-style-name="P4" draw:layer="layout" svg:width="1.195cm" svg:height="0.569cm" svg:x="12.416cm" svg:y="8.333cm">
          <draw:text-box>
            <text:p text:style-name="P2"><text:span text:style-name="T2">ans</text:span></text:p>
          </draw:text-box>
        </draw:frame>
        <draw:g>
          <draw:line draw:style-name="gr1" draw:text-style-name="P1" draw:layer="layout" svg:x1="21.997cm" svg:y1="9.259cm" svg:x2="24.094cm" svg:y2="9.259cm">
            <text:p/>
          </draw:line>
          <draw:line draw:style-name="gr2" draw:text-style-name="P1" draw:layer="layout" svg:x1="21.997cm" svg:y1="9.259cm" svg:x2="21.997cm" svg:y2="11.938cm">
            <text:p/>
          </draw:line>
          <draw:frame draw:style-name="gr3" draw:text-style-name="P3" draw:layer="layout" svg:width="1.595cm" svg:height="0.763cm" svg:x="22.291cm" svg:y="9.479cm">
            <draw:text-box>
              <text:p text:style-name="P2"><text:span text:style-name="T1">mem</text:span></text:p>
            </draw:text-box>
          </draw:frame>
          <draw:line draw:style-name="gr2" draw:text-style-name="P1" draw:layer="layout" svg:x1="24.094cm" svg:y1="9.259cm" svg:x2="24.094cm" svg:y2="11.938cm">
            <text:p/>
          </draw:line>
        </draw:g>
        <draw:line draw:style-name="gr4" draw:text-style-name="P1" draw:layer="layout" svg:x1="22.463cm" svg:y1="8.048cm" svg:x2="22.463cm" svg:y2="9.259cm">
          <text:p/>
        </draw:line>
        <draw:line draw:style-name="gr4" draw:text-style-name="P1" draw:layer="layout" svg:x1="23.628cm" svg:y1="9.259cm" svg:x2="23.628cm" svg:y2="8.048cm">
          <text:p/>
        </draw:line>
        <draw:frame draw:style-name="gr6" draw:text-style-name="P4" draw:layer="layout" svg:width="1.194cm" svg:height="0.569cm" svg:x="23.366cm" svg:y="8.333cm">
          <draw:text-box>
            <text:p text:style-name="P2"><text:span text:style-name="T2">ans</text:span></text:p>
          </draw:text-box>
        </draw:frame>
        <draw:frame draw:style-name="gr7" draw:text-style-name="P5" draw:layer="layout" svg:width="3.028cm" svg:height="1.785cm" svg:x="4.299cm" svg:y="6.263cm">
          <draw:text-box>
            <text:p text:style-name="P2">F</text:p>
          </draw:text-box>
        </draw:frame>
        <draw:custom-shape draw:style-name="gr8" draw:text-style-name="P6" draw:layer="layout" svg:width="0.932cm" svg:height="0.893cm" svg:x="2.202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2.202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2.202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2.202cm" svg:y="8.04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066cm" svg:height="0.846cm" svg:x="1.27cm" svg:y="5.417cm">
          <draw:text-box>
            <text:p><text:span text:style-name="T3">R</text:span><text:span text:style-name="T4">1</text:span></text:p>
          </draw:text-box>
        </draw:frame>
        <draw:frame draw:style-name="gr11" draw:text-style-name="P7" draw:layer="layout" svg:width="0.659cm" svg:height="0.911cm" svg:x="1.503cm" svg:y="7.156cm">
          <draw:text-box>
            <text:p><text:span text:style-name="T5">⋮</text:span></text:p>
          </draw:text-box>
        </draw:frame>
        <draw:frame draw:style-name="gr12" draw:text-style-name="P8" draw:layer="layout" svg:width="0.932cm" svg:height="0.911cm" svg:x="2.202cm" svg:y="7.155cm">
          <draw:text-box>
            <text:p text:style-name="P2"><text:span text:style-name="T5">⋮</text:span></text:p>
          </draw:text-box>
        </draw:frame>
        <draw:frame draw:style-name="gr13" draw:text-style-name="P7" draw:layer="layout" svg:width="0.932cm" svg:height="0.845cm" svg:x="2.202cm" svg:y="4.572cm">
          <draw:text-box>
            <text:p><text:span text:style-name="T3">1</text:span></text:p>
          </draw:text-box>
        </draw:frame>
        <draw:line draw:style-name="gr14" draw:text-style-name="P1" draw:layer="layout" svg:x1="3.134cm" svg:y1="7.172cm" svg:x2="4.299cm" svg:y2="7.172cm">
          <text:p/>
        </draw:line>
        <draw:line draw:style-name="gr14" draw:text-style-name="P1" draw:layer="layout" svg:x1="7.327cm" svg:y1="7.156cm" svg:x2="8.492cm" svg:y2="7.156cm">
          <text:p/>
        </draw:line>
        <draw:frame draw:style-name="gr7" draw:text-style-name="P5" draw:layer="layout" svg:width="3.028cm" svg:height="1.785cm" svg:x="10.589cm" svg:y="6.263cm">
          <draw:text-box>
            <text:p text:style-name="P2">F</text:p>
          </draw:text-box>
        </draw:frame>
        <draw:custom-shape draw:style-name="gr8" draw:text-style-name="P6" draw:layer="layout" svg:width="0.932cm" svg:height="0.893cm" svg:x="8.492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8.492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8.492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8.492cm" svg:y="8.0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32cm" svg:height="0.997cm" svg:x="8.492cm" svg:y="7.112cm">
          <draw:text-box>
            <text:p text:style-name="P2"><text:span text:style-name="T6">⋮</text:span></text:p>
          </draw:text-box>
        </draw:frame>
        <draw:frame draw:style-name="gr13" draw:text-style-name="P7" draw:layer="layout" svg:width="0.932cm" svg:height="0.845cm" svg:x="8.492cm" svg:y="4.572cm">
          <draw:text-box>
            <text:p><text:span text:style-name="T3">2</text:span></text:p>
          </draw:text-box>
        </draw:frame>
        <draw:line draw:style-name="gr14" draw:text-style-name="P1" draw:layer="layout" svg:x1="9.424cm" svg:y1="7.172cm" svg:x2="10.589cm" svg:y2="7.172cm">
          <text:p/>
        </draw:line>
        <draw:line draw:style-name="gr14" draw:text-style-name="P1" draw:layer="layout" svg:x1="13.617cm" svg:y1="7.156cm" svg:x2="14.782cm" svg:y2="7.156cm">
          <text:p/>
        </draw:line>
        <draw:custom-shape draw:style-name="gr8" draw:text-style-name="P6" draw:layer="layout" svg:width="0.932cm" svg:height="0.893cm" svg:x="8.492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8.492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8.492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8.492cm" svg:y="8.0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32cm" svg:height="0.997cm" svg:x="8.492cm" svg:y="7.112cm">
          <draw:text-box>
            <text:p text:style-name="P2"><text:span text:style-name="T6">⋮</text:span></text:p>
          </draw:text-box>
        </draw:frame>
        <draw:custom-shape draw:style-name="gr8" draw:text-style-name="P6" draw:layer="layout" svg:width="0.932cm" svg:height="0.893cm" svg:x="8.486cm" svg:y="5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8.486cm" svg:y="6.2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8.486cm" svg:y="7.1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8.486cm" svg:y="8.05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932cm" svg:height="0.911cm" svg:x="8.486cm" svg:y="7.161cm">
          <draw:text-box>
            <text:p text:style-name="P2"><text:span text:style-name="T5">⋮</text:span></text:p>
          </draw:text-box>
        </draw:frame>
        <draw:line draw:style-name="gr14" draw:text-style-name="P1" draw:layer="layout" svg:x1="9.418cm" svg:y1="7.178cm" svg:x2="10.583cm" svg:y2="7.178cm">
          <text:p/>
        </draw:line>
        <draw:custom-shape draw:style-name="gr8" draw:text-style-name="P6" draw:layer="layout" svg:width="0.932cm" svg:height="0.893cm" svg:x="14.787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4.787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14.787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4.787cm" svg:y="8.0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32cm" svg:height="0.997cm" svg:x="14.787cm" svg:y="7.112cm">
          <draw:text-box>
            <text:p text:style-name="P2"><text:span text:style-name="T6">⋮</text:span></text:p>
          </draw:text-box>
        </draw:frame>
        <draw:frame draw:style-name="gr13" draw:text-style-name="P7" draw:layer="layout" svg:width="0.927cm" svg:height="0.845cm" svg:x="14.787cm" svg:y="4.572cm">
          <draw:text-box>
            <text:p><text:span text:style-name="T3">3</text:span></text:p>
          </draw:text-box>
        </draw:frame>
        <draw:custom-shape draw:style-name="gr8" draw:text-style-name="P6" draw:layer="layout" svg:width="0.932cm" svg:height="0.893cm" svg:x="14.787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4.787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14.787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4.787cm" svg:y="8.0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32cm" svg:height="0.997cm" svg:x="14.787cm" svg:y="7.112cm">
          <draw:text-box>
            <text:p text:style-name="P2"><text:span text:style-name="T6">⋮</text:span></text:p>
          </draw:text-box>
        </draw:frame>
        <draw:custom-shape draw:style-name="gr8" draw:text-style-name="P6" draw:layer="layout" svg:width="0.932cm" svg:height="0.893cm" svg:x="14.782cm" svg:y="5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4.782cm" svg:y="6.2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4.782cm" svg:y="7.1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14.782cm" svg:y="8.05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932cm" svg:height="0.911cm" svg:x="14.782cm" svg:y="7.161cm">
          <draw:text-box>
            <text:p text:style-name="P2"><text:span text:style-name="T5">⋮</text:span></text:p>
          </draw:text-box>
        </draw:frame>
        <draw:line draw:style-name="gr14" draw:text-style-name="P1" draw:layer="layout" svg:x1="15.714cm" svg:y1="7.172cm" svg:x2="16.879cm" svg:y2="7.172cm">
          <text:p/>
        </draw:line>
        <draw:line draw:style-name="gr14" draw:text-style-name="P1" draw:layer="layout" svg:x1="15.708cm" svg:y1="7.178cm" svg:x2="16.873cm" svg:y2="7.178cm">
          <text:p/>
        </draw:line>
        <draw:line draw:style-name="gr14" draw:text-style-name="P1" draw:layer="layout" svg:x1="18.276cm" svg:y1="7.156cm" svg:x2="19.441cm" svg:y2="7.156cm">
          <text:p/>
        </draw:line>
        <draw:frame draw:style-name="gr7" draw:text-style-name="P5" draw:layer="layout" svg:width="3.029cm" svg:height="1.785cm" svg:x="21.532cm" svg:y="6.263cm">
          <draw:text-box>
            <text:p text:style-name="P2">F</text:p>
          </draw:text-box>
        </draw:frame>
        <draw:line draw:style-name="gr14" draw:text-style-name="P1" draw:layer="layout" svg:x1="20.367cm" svg:y1="7.172cm" svg:x2="21.532cm" svg:y2="7.172cm">
          <text:p/>
        </draw:line>
        <draw:line draw:style-name="gr14" draw:text-style-name="P1" draw:layer="layout" svg:x1="24.561cm" svg:y1="7.156cm" svg:x2="25.726cm" svg:y2="7.156cm">
          <text:p/>
        </draw:line>
        <draw:line draw:style-name="gr14" draw:text-style-name="P1" draw:layer="layout" svg:x1="20.362cm" svg:y1="7.178cm" svg:x2="21.527cm" svg:y2="7.178cm">
          <text:p/>
        </draw:line>
        <draw:custom-shape draw:style-name="gr8" draw:text-style-name="P6" draw:layer="layout" svg:width="0.932cm" svg:height="0.893cm" svg:x="25.731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25.731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25.731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25.731cm" svg:y="8.0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32cm" svg:height="0.997cm" svg:x="25.731cm" svg:y="7.112cm">
          <draw:text-box>
            <text:p text:style-name="P2"><text:span text:style-name="T6">⋮</text:span></text:p>
          </draw:text-box>
        </draw:frame>
        <draw:frame draw:style-name="gr13" draw:text-style-name="P7" draw:layer="layout" svg:width="0.931cm" svg:height="0.845cm" svg:x="25.726cm" svg:y="4.572cm">
          <draw:text-box>
            <text:p><text:span text:style-name="T3">N</text:span></text:p>
          </draw:text-box>
        </draw:frame>
        <draw:custom-shape draw:style-name="gr8" draw:text-style-name="P6" draw:layer="layout" svg:width="0.932cm" svg:height="0.893cm" svg:x="25.731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25.731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25.731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25.731cm" svg:y="8.0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32cm" svg:height="0.997cm" svg:x="25.731cm" svg:y="7.112cm">
          <draw:text-box>
            <text:p text:style-name="P2"><text:span text:style-name="T6">⋮</text:span></text:p>
          </draw:text-box>
        </draw:frame>
        <draw:custom-shape draw:style-name="gr16" draw:text-style-name="P6" draw:layer="layout" svg:width="0.931cm" svg:height="0.893cm" svg:x="25.726cm" svg:y="5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931cm" svg:height="0.893cm" svg:x="25.726cm" svg:y="6.2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931cm" svg:height="0.893cm" svg:x="25.726cm" svg:y="7.1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931cm" svg:height="0.892cm" svg:x="25.726cm" svg:y="8.05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931cm" svg:height="0.911cm" svg:x="25.726cm" svg:y="7.161cm">
          <draw:text-box>
            <text:p text:style-name="P2"><text:span text:style-name="T5">⋮</text:span></text:p>
          </draw:text-box>
        </draw:frame>
        <draw:custom-shape draw:style-name="gr8" draw:text-style-name="P6" draw:layer="layout" svg:width="0.932cm" svg:height="0.893cm" svg:x="19.441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9.441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19.441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9.441cm" svg:y="8.0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32cm" svg:height="0.997cm" svg:x="19.441cm" svg:y="7.112cm">
          <draw:text-box>
            <text:p text:style-name="P2"><text:span text:style-name="T6">⋮</text:span></text:p>
          </draw:text-box>
        </draw:frame>
        <draw:frame draw:style-name="gr13" draw:text-style-name="P7" draw:layer="layout" svg:width="1.398cm" svg:height="0.845cm" svg:x="19.207cm" svg:y="4.571cm">
          <draw:text-box>
            <text:p><text:span text:style-name="T3">N-1</text:span></text:p>
          </draw:text-box>
        </draw:frame>
        <draw:custom-shape draw:style-name="gr8" draw:text-style-name="P6" draw:layer="layout" svg:width="0.932cm" svg:height="0.893cm" svg:x="19.441cm" svg:y="5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9.441cm" svg:y="6.2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32cm" svg:height="0.892cm" svg:x="19.441cm" svg:y="7.1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0.893cm" svg:x="19.441cm" svg:y="8.04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32cm" svg:height="0.997cm" svg:x="19.441cm" svg:y="7.112cm">
          <draw:text-box>
            <text:p text:style-name="P2"><text:span text:style-name="T6">⋮</text:span></text:p>
          </draw:text-box>
        </draw:frame>
        <draw:custom-shape draw:style-name="gr16" draw:text-style-name="P6" draw:layer="layout" svg:width="0.931cm" svg:height="0.893cm" svg:x="19.436cm" svg:y="5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931cm" svg:height="0.893cm" svg:x="19.436cm" svg:y="6.2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931cm" svg:height="0.893cm" svg:x="19.436cm" svg:y="7.1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931cm" svg:height="0.892cm" svg:x="19.436cm" svg:y="8.05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931cm" svg:height="0.911cm" svg:x="19.436cm" svg:y="7.161cm">
          <draw:text-box>
            <text:p text:style-name="P2"><text:span text:style-name="T5">⋮</text:span></text:p>
          </draw:text-box>
        </draw:frame>
        <draw:frame draw:style-name="gr18" draw:text-style-name="P8" draw:layer="layout" svg:width="1.397cm" svg:height="0.997cm" svg:x="16.879cm" svg:y="6.744cm">
          <draw:text-box>
            <text:p text:style-name="P2"><text:span text:style-name="T6">⋯</text:span></text:p>
          </draw:text-box>
        </draw:frame>
        <draw:frame draw:style-name="gr19" draw:text-style-name="P7" draw:layer="layout" svg:width="1.162cm" svg:height="0.846cm" svg:x="1.27cm" svg:y="6.31cm">
          <draw:text-box>
            <text:p><text:span text:style-name="T3">R</text:span><text:span text:style-name="T4">2</text:span></text:p>
          </draw:text-box>
        </draw:frame>
        <draw:frame draw:style-name="gr20" draw:text-style-name="P7" draw:layer="layout" svg:width="1.124cm" svg:height="0.846cm" svg:x="1.27cm" svg:y="8.143cm">
          <draw:text-box>
            <text:p><text:span text:style-name="T3">R</text:span><text:span text:style-name="T4">T</text:span></text:p>
          </draw:text-box>
        </draw:frame>
        <draw:connector draw:style-name="gr21" draw:text-style-name="P1" draw:layer="layout" draw:type="curve" svg:x1="27.822cm" svg:y1="7.162cm" svg:x2="15.22cm" svg:y2="2.67cm" draw:start-shape="id1" draw:start-glue-point="1" draw:end-shape="id2" draw:end-glue-point="1" svg:d="M27822 7162c0-2995-4200-4492-12602-4492" svg:viewBox="0 0 12603 4493">
          <text:p/>
        </draw:connector>
        <draw:frame draw:style-name="gr7" draw:text-style-name="P5" xml:id="id2" draw:id="id2" draw:layer="layout" svg:width="3.028cm" svg:height="1.785cm" svg:x="12.192cm" svg:y="1.778cm">
          <draw:text-box>
            <text:p text:style-name="P2">F</text:p>
          </draw:text-box>
        </draw:frame>
        <draw:line draw:style-name="gr22" draw:text-style-name="P1" xml:id="id1" draw:id="id1" draw:layer="layout" svg:x1="26.657cm" svg:y1="7.162cm" svg:x2="27.822cm" svg:y2="7.162cm">
          <text:p/>
        </draw:line>
        <draw:connector draw:style-name="gr22" draw:text-style-name="P1" draw:layer="layout" draw:type="curve" svg:x1="12.192cm" svg:y1="2.67cm" svg:x2="0.254cm" svg:y2="7.156cm" draw:start-shape="id2" draw:start-glue-point="3" draw:end-shape="id3" draw:end-glue-point="3" svg:d="M12192 2670c-7959 0-11938 1495-11938 4486" svg:viewBox="0 0 11939 4487">
          <text:p/>
        </draw:connector>
        <draw:line draw:style-name="gr14" draw:text-style-name="P1" xml:id="id3" draw:id="id3" draw:layer="layout" svg:x1="0.254cm" svg:y1="7.156cm" svg:x2="1.419cm" svg:y2="7.156cm">
          <text:p/>
        </draw:line>
        <draw:frame draw:style-name="gr5" draw:text-style-name="P4" draw:layer="layout" svg:width="1.194cm" svg:height="0.762cm" svg:x="10.32cm" svg:y="8.128cm">
          <draw:text-box>
            <text:p text:style-name="P2"><text:span text:style-name="T2">read</text:span></text:p>
          </draw:text-box>
        </draw:frame>
        <draw:frame draw:style-name="gr5" draw:text-style-name="P4" draw:layer="layout" svg:width="1.194cm" svg:height="0.762cm" svg:x="21.269cm" svg:y="8.128cm">
          <draw:text-box>
            <text:p text:style-name="P2"><text:span text:style-name="T2">read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Main" svg:font-family="MathJax_Main" style:font-pitch="variable"/>
    <style:font-face style:name="MathJax_Main1" svg:font-family="MathJax_Mai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b2b2b2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1T18:04:53.299275447</meta:creation-date>
    <dc:date>2023-01-30T08:54:24.566884115</dc:date>
    <meta:editing-duration>PT15M47S</meta:editing-duration>
    <meta:editing-cycles>6</meta:editing-cycles>
    <meta:generator>LibreOffice/7.3.7.2$Linux_X86_64 LibreOffice_project/30$Build-2</meta:generator>
    <meta:document-statistic meta:object-count="144"/>
  </office:meta>
</office:document-meta>
</file>